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65cd7" officeooo:paragraph-rsid="00165cd7"/>
    </style:style>
    <style:style style:name="P2" style:family="paragraph" style:parent-style-name="Text_20_body">
      <style:text-properties officeooo:paragraph-rsid="00165cd7"/>
    </style:style>
    <style:style style:name="P3" style:family="paragraph" style:parent-style-name="Text_20_body">
      <style:text-properties officeooo:rsid="001817fa" officeooo:paragraph-rsid="001817fa"/>
    </style:style>
    <style:style style:name="P4" style:family="paragraph" style:parent-style-name="Text_20_body" style:list-style-name="L1">
      <style:text-properties officeooo:rsid="00188ea8" officeooo:paragraph-rsid="00188ea8"/>
    </style:style>
    <style:style style:name="P5" style:family="paragraph" style:parent-style-name="Text_20_body">
      <style:text-properties officeooo:rsid="00188ea8" officeooo:paragraph-rsid="00188ea8"/>
    </style:style>
    <style:style style:name="P6" style:family="paragraph" style:parent-style-name="Text_20_body">
      <style:text-properties officeooo:rsid="001a7b90" officeooo:paragraph-rsid="001a7b90"/>
    </style:style>
    <style:style style:name="P7" style:family="paragraph" style:parent-style-name="Text_20_body">
      <style:text-properties officeooo:rsid="001c4b39" officeooo:paragraph-rsid="001c4b39"/>
    </style:style>
    <style:style style:name="P8" style:family="paragraph" style:parent-style-name="Text_20_body">
      <style:text-properties officeooo:rsid="001c4b39" officeooo:paragraph-rsid="001e62de"/>
    </style:style>
    <style:style style:name="P9" style:family="paragraph" style:parent-style-name="Text_20_body">
      <style:text-properties officeooo:rsid="001d9cc4" officeooo:paragraph-rsid="001e62de"/>
    </style:style>
    <style:style style:name="P10" style:family="paragraph" style:parent-style-name="Text_20_body">
      <style:text-properties officeooo:rsid="001e62de" officeooo:paragraph-rsid="001e62de"/>
    </style:style>
    <style:style style:name="P11" style:family="paragraph" style:parent-style-name="Text_20_body">
      <style:text-properties fo:font-weight="bold" officeooo:rsid="001c4b39" officeooo:paragraph-rsid="001e62de" style:font-weight-asian="bold" style:font-weight-complex="bold"/>
    </style:style>
    <style:style style:name="P12" style:family="paragraph" style:parent-style-name="Text_20_body">
      <style:text-properties fo:font-weight="bold" officeooo:rsid="001e62de" officeooo:paragraph-rsid="001e62de" style:font-weight-asian="bold" style:font-weight-complex="bold"/>
    </style:style>
    <style:style style:name="P13" style:family="paragraph" style:parent-style-name="Text_20_body">
      <style:text-properties fo:font-weight="normal" officeooo:rsid="001e62de" officeooo:paragraph-rsid="001e62de" style:font-weight-asian="normal" style:font-weight-complex="normal"/>
    </style:style>
    <style:style style:name="P14" style:family="paragraph" style:parent-style-name="Text_20_body">
      <style:text-properties officeooo:rsid="002009c7" officeooo:paragraph-rsid="002009c7"/>
    </style:style>
    <style:style style:name="P15" style:family="paragraph" style:parent-style-name="Heading_20_5">
      <style:text-properties officeooo:paragraph-rsid="00165cd7"/>
    </style:style>
    <style:style style:name="T1" style:family="text">
      <style:text-properties officeooo:rsid="00165cd7"/>
    </style:style>
    <style:style style:name="T2" style:family="text">
      <style:text-properties officeooo:rsid="00188ea8"/>
    </style:style>
    <style:style style:name="T3" style:family="text">
      <style:text-properties officeooo:rsid="001e62de"/>
    </style:style>
    <style:style style:name="T4" style:family="text">
      <style:text-properties fo:font-weight="bold" style:font-weight-asian="bold" style:font-weight-complex="bold"/>
    </style:style>
    <style:style style:name="T5" style:family="text">
      <style:text-properties fo:font-weight="bold" officeooo:rsid="001e62de"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amonn Keogh C16757629</text:p>
      <text:p text:style-name="Subtitle">Advancaned Security 2 – Assignment 1</text:p>
      <text:p text:style-name="Text_20_body"/>
      <text:h text:style-name="Heading_20_1" text:outline-level="1">Part A</text:h>
      <text:h text:style-name="Heading_20_5" text:outline-level="5">Discuss why there is a shortage of security personnel worldwide?</text:h>
      <text:p text:style-name="P2"><text:span text:style-name="T1">Retaining skilled workers at a reasonable and maintainable salary. Roughly 1 – 5% of workers are skilled enough to do these jobs and because of this they can request very well high paying salaries.</text:span></text:p>
      <text:p text:style-name="P5">PG 42</text:p>
      <text:p text:style-name="P6">The demand for cycbersecurity professionals has risen dramatically since 2007. This rise may be due to multiple factors such as, increased connectivity, vulnerability, increased recgonition by hackers of the value of attacking networks. </text:p>
      <text:h text:style-name="P15" text:outline-level="5">What measures/actions should be taken to address this shortage?</text:h>
      <text:p text:style-name="P2"><text:span text:style-name="T1">Pg 14</text:span></text:p>
      <text:p text:style-name="P3">The U.S. Government Accountablility Office (GAO) report states <text:span text:style-name="T2">agency approaches such adhere to their particular needs and mission. The Office of Personnel Management states that: </text:span></text:p>
      <text:list xml:id="list1653281244" text:style-name="L1">
        <text:list-item>
          <text:p text:style-name="P4">asd</text:p>
        </text:list-item>
        <text:list-item>
          <text:p text:style-name="P4">ad</text:p>
        </text:list-item>
      </text:list>
      <text:p text:style-name="P5"/>
      <text:p text:style-name="P5">Pg 42</text:p>
      <text:p text:style-name="P5"/>
      <text:p text:style-name="P1"/>
      <text:p text:style-name="Text_20_body"/>
      <text:h text:style-name="Heading_20_5" text:outline-level="5">Do you think you have enough skills to be a security expert?</text:h>
      <text:p text:style-name="P10"><text:span text:style-name="T4"/></text:p>
      <text:p text:style-name="P10"><text:span text:style-name="T4">Systems Security Certified Practioner (SSCP)</text:span> </text:p>
      <text:p text:style-name="P10">Entry level aimed at security experts with minimal experience</text:p>
      <text:p text:style-name="P11">CompTIA Security<text:span text:style-name="T3">+</text:span></text:p>
      <text:p text:style-name="P10">For security experts with more than two years experience</text:p>
      <text:p text:style-name="P12">Certified Information Systems Security Professional (CISSP)</text:p>
      <text:p text:style-name="P10">Popular certifcation taken by security experts after four years and is industry recgonised</text:p>
      <text:p text:style-name="P11"><text:span text:style-name="T3">Certified Information Systems Auditor (CISA)</text:span></text:p>
      <text:p text:style-name="P13"><text:soft-page-break/>Aimed at individuals in industry with over five years of experience</text:p>
      <text:p text:style-name="P8"><text:span text:style-name="T5">Cisco Cerified Network Associate (CCNA)</text:span></text:p>
      <text:p text:style-name="P13">General qualification thats popular among network administrators</text:p>
      <text:p text:style-name="P12">Cerfified Ethical Hacker (CEH)</text:p>
      <text:p text:style-name="P14">Specialist qualification held by peneration testers and auditors</text:p>
      <text:p text:style-name="P10"/>
      <text:p text:style-name="Text_20_body"/>
      <text:h text:style-name="Heading_20_5" text:outline-level="5">If no what are you missing and if yes what are your strengths?</text:h>
      <text:p text:style-name="Text_20_body"/>
      <text:p text:style-name="P9"/>
      <text:p text:style-name="P7"/>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12:44:06.546470683</meta:creation-date>
    <dc:date>2020-02-03T14:29:22.019518037</dc:date>
    <meta:editing-duration>PT3M4S</meta:editing-duration>
    <meta:editing-cycles>1</meta:editing-cycles>
    <meta:generator>LibreOffice/6.1.5.2$Linux_X86_64 LibreOffice_project/10$Build-2</meta:generator>
    <meta:document-statistic meta:table-count="0" meta:image-count="0" meta:object-count="0" meta:page-count="2" meta:paragraph-count="27" meta:word-count="239" meta:character-count="1585" meta:non-whitespace-character-count="1370"/>
  </office:meta>
</office:document-meta>
</file>